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, Helvetica, Arial, sans-serif"/>
    <style:font-face style:name="PT Serif" svg:font-family="'PT Serif', Arial, sans-serif"/>
    <style:font-face style:name="roboto" svg:font-family="roboto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190a" officeooo:paragraph-rsid="001e190a"/>
    </style:style>
    <style:style style:name="P2" style:family="paragraph" style:parent-style-name="Standard">
      <style:text-properties fo:font-size="14pt" fo:font-weight="bold" officeooo:rsid="001e190a" officeooo:paragraph-rsid="001e190a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e190a" officeooo:paragraph-rsid="001e190a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21b2cc" officeooo:paragraph-rsid="0021b2cc" style:font-size-asian="14pt" style:font-weight-asian="bold" style:font-size-complex="14pt" style:font-weight-complex="bold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1b2cc" officeooo:paragraph-rsid="0021b2cc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333333" style:font-name="PT Serif" fo:font-size="13.5pt" fo:letter-spacing="normal" fo:font-style="normal" fo:font-weight="normal" officeooo:rsid="0021b2cc" officeooo:paragraph-rsid="0021b2cc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2pt" fo:font-weight="normal" officeooo:paragraph-rsid="0021b2cc"/>
    </style:style>
    <style:style style:name="P8" style:family="paragraph" style:parent-style-name="Standard">
      <style:text-properties officeooo:rsid="001e190a" officeooo:paragraph-rsid="0023be41"/>
    </style:style>
    <style:style style:name="P9" style:family="paragraph" style:parent-style-name="Standard">
      <style:text-properties officeooo:rsid="001e190a" officeooo:paragraph-rsid="0027e2e2"/>
    </style:style>
    <style:style style:name="P10" style:family="paragraph" style:parent-style-name="Standard">
      <style:text-properties officeooo:rsid="0026847b" officeooo:paragraph-rsid="0026847b"/>
    </style:style>
    <style:style style:name="P11" style:family="paragraph" style:parent-style-name="Standard">
      <style:text-properties officeooo:paragraph-rsid="002d7d73"/>
    </style:style>
    <style:style style:name="P12" style:family="paragraph" style:parent-style-name="Standard">
      <style:text-properties officeooo:paragraph-rsid="002f22cb"/>
    </style:style>
    <style:style style:name="T1" style:family="text">
      <style:text-properties officeooo:rsid="001efb5a"/>
    </style:style>
    <style:style style:name="T2" style:family="text">
      <style:text-properties fo:font-variant="normal" fo:text-transform="none" fo:color="#000000" style:font-name="Liberation Serif" fo:letter-spacing="normal" fo:font-style="normal" officeooo:rsid="0021b2cc" style:font-size-asian="12pt" style:font-weight-asian="bold" style:font-size-complex="12pt" style:font-weight-complex="bold"/>
    </style:style>
    <style:style style:name="T3" style:family="text">
      <style:text-properties fo:font-variant="normal" fo:text-transform="none" fo:color="#000000" style:font-name="Liberation Serif" fo:letter-spacing="normal" fo:font-style="normal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officeooo:rsid="002a435c" style:font-size-asian="12pt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30d765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font-name="roboto" fo:font-size="12.75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2.75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2d7d73" style:text-blinking="false" fo:background-color="#ffffff" loext:char-shading-value="0" style:font-size-asian="12pt" style:font-size-complex="12pt"/>
    </style:style>
    <style:style style:name="T11" style:family="text">
      <style:text-properties fo:font-variant="normal" fo:text-transform="none" fo:color="#282829" style:font-name="roboto" fo:font-size="12.75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282829" style:font-name="Liberation Serif" fo:font-size="12.75pt" fo:letter-spacing="normal" fo:font-style="normal" fo:font-weight="normal" style:font-size-asian="12pt" style:font-size-complex="12pt"/>
    </style:style>
    <style:style style:name="T13" style:family="text">
      <style:text-properties fo:font-variant="normal" fo:text-transform="none" fo:color="#282829" style:font-name="Liberation Serif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fo:color="#282829" style:font-name="Liberation Serif" fo:font-size="12pt" fo:letter-spacing="normal" style:font-size-asian="12pt" style:font-size-complex="12pt"/>
    </style:style>
    <style:style style:name="T15" style:family="text">
      <style:text-properties fo:font-variant="normal" fo:text-transform="none" fo:color="#282829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6" style:family="text">
      <style:text-properties fo:color="#333333"/>
    </style:style>
    <style:style style:name="T17" style:family="text">
      <style:text-properties fo:color="#333333" loext:padding="0cm" loext:border="none"/>
    </style:style>
    <style:style style:name="T18" style:family="text">
      <style:text-properties fo:color="#000000" officeooo:rsid="0023be41"/>
    </style:style>
    <style:style style:name="T19" style:family="text">
      <style:text-properties fo:color="#000000" officeooo:rsid="0029ce17"/>
    </style:style>
    <style:style style:name="T20" style:family="text">
      <style:text-properties fo:color="#000000" officeooo:rsid="002a435c"/>
    </style:style>
    <style:style style:name="T21" style:family="text">
      <style:text-properties fo:color="#000000" style:font-name="Liberation Serif" fo:font-size="12pt" style:font-size-asian="12pt" style:font-size-complex="12pt"/>
    </style:style>
    <style:style style:name="T22" style:family="text">
      <style:text-properties fo:color="#000000" style:font-name="Liberation Serif" fo:font-size="12pt" officeooo:rsid="0029ce17" style:font-size-asian="12pt" style:font-size-complex="12pt"/>
    </style:style>
    <style:style style:name="T23" style:family="text">
      <style:text-properties fo:color="#000000" style:font-name="Liberation Serif" fo:font-size="12pt" officeooo:rsid="002f22cb" style:font-size-asian="12pt" style:font-size-complex="12pt"/>
    </style:style>
    <style:style style:name="T24" style:family="text">
      <style:text-properties fo:color="#000000" style:font-name="Liberation Serif" fo:font-size="12pt" officeooo:rsid="0030706a" style:font-size-asian="12pt" style:font-size-complex="12pt"/>
    </style:style>
    <style:style style:name="T25" style:family="text">
      <style:text-properties officeooo:rsid="00267f56"/>
    </style:style>
    <style:style style:name="T26" style:family="text">
      <style:text-properties officeooo:rsid="00271acf"/>
    </style:style>
    <style:style style:name="T27" style:family="text">
      <style:text-properties fo:color="#ed1c24" officeooo:rsid="0023be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4">O que é conterners? </text:p>
      <text:p text:style-name="P6"/>
      <text:p text:style-name="P7"><text:span text:style-name="T2"><text:tab/>Container nada mais é do que um ambiente isolado contido em um servidor que, diferentemente das máquinas virtuais, divide um único host de controle. </text:span><text:span text:style-name="T3">Para contextualizar melhor, vamos imaginar um navio cargueiro com vários containers dentro. Se um dos recipientes se danificar, não afetará os outros ou o navio, pois cada um está isolado e protegido.</text:span></text:p>
      <text:p text:style-name="P5"><text:tab/>Esse isolamento de container, trazendo de volta para o mundo do desenvolvimento, possibilita uma utilização limitada do HD, memória RAM e processador. Ao utilizar um tipo de compartilhamento de kernel, os containers<text:span text:style-name="T16"> </text:span><text:span text:style-name="Strong_20_Emphasis"><text:span text:style-name="T17">apresentam uma capacidade de economia de recursos maior do que as máquinas virtuais</text:span></text:span><text:span text:style-name="T16">.</text:span></text:p>
      <text:p text:style-name="P5"><text:span text:style-name="T16"/></text:p>
      <text:p text:style-name="P3">Docker</text:p>
      <text:p text:style-name="P1"/>
      <text:p text:style-name="P8"><text:tab/>Docker é uma plataforma open-source desenvolvida em GO <text:span text:style-name="T1">que facilita a criação e administração de ambientes isolados.</text:span> </text:p>
      <text:p text:style-name="P8"><text:tab/><text:span text:style-name="T25">A plataforma agrupa partes de softwares de um sistema de arquivo completo e que abrange todos os recursos necessários para a sua execução. Por isso é uma plataforma de containers.</text:span></text:p>
      <text:p text:style-name="P10"><text:tab/>Desta forma pode ser tudo instalado no servidor e é <text:span text:style-name="T26">armazenado em um container. Assim, os softwares e suas versões têm uma execução facilitada em qualquer ambiente de desenvolvimento. </text:span></text:p>
      <text:p text:style-name="P11"><text:span text:style-name="T27"><text:tab/></text:span><text:span text:style-name="T18">O funcionamento do docker é possiblitado pelo Linux container - LXC – que nada mais é do que um sistema do kernel </text:span><text:span text:style-name="T20">do Linux </text:span><text:span text:style-name="T18"><text:s/></text:span><text:span text:style-name="T20">os</text:span><text:span text:style-name="T19"> destacando </text:span><text:span text:style-name="T20">cursos e sua</text:span><text:span text:style-name="T19">s bibliotecas </text:span><text:span text:style-name="T20">em comum. </text:span><text:span text:style-name="T5">Os itens empacotados — ou até mesmo um ambiente inteiro — são dispostos no container e se tornam portáveis, o que torna o </text:span><text:span text:style-name="T10">trabalho um </text:span><text:span text:style-name="T5">conjunto mais eficiente. Ao mesmo tempo, a implantação pode ser feita em ambientes não heterogêneos.</text:span><text:span text:style-name="T22"> <text:s/></text:span></text:p>
      <text:p text:style-name="P11"><text:span text:style-name="T22"><text:tab/></text:span><text:span text:style-name="T23">O docker é uma implantação de virtualização de containers que vem conquistando cada vez mais espaço devido à computação em nuvem .</text:span></text:p>
      <text:p text:style-name="P12"><text:span text:style-name="T23"><text:tab/>Assim a tecnologia de containers oferecendo </text:span><text:span text:style-name="T24">suas </text:span><text:span text:style-name="T23"><text:s/>facilidades é uma das principais tendencias de TI. </text:span><text:span text:style-name="T4">Ele simplifica a aplicação da metodologia DevOps e facilita o desenvolvimento ágil, tanto que o Google utiliza essa </text:span><text:span text:style-name="T6">tecnologia</text:span><text:span text:style-name="T9"> </text:span><text:span text:style-name="T4">há mais de 10 anos.</text:span></text:p>
      <text:p text:style-name="P9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, Helvetica, Arial, sans-serif"/>
    <style:font-face style:name="PT Serif" svg:font-family="'PT Serif', Arial, sans-serif"/>
    <style:font-face style:name="roboto" svg:font-family="roboto, sans-serif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21:10:21.876678899</meta:creation-date>
    <dc:date>2020-04-28T20:25:50.835597686</dc:date>
    <meta:editing-duration>PT1H30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312" meta:character-count="1950" meta:non-whitespace-character-count="1630"/>
  </office:meta>
</office:document-meta>
</file>